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99in" fo:margin-left="0.5035in" fo:margin-top="0in" fo:margin-bottom="0in"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5" style:family="paragraph" style:parent-style-name="Header">
      <style:paragraph-properties fo:text-align="end" style:justify-single-word="false"/>
    </style:style>
    <style:style style:name="P6" style:family="paragraph" style:parent-style-name="Foot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2pt" style:font-size-asian="12pt"/>
    </style:style>
    <style:style style:name="P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9" style:family="paragraph" style:parent-style-name="Header">
      <style:paragraph-properties fo:text-align="end" style:justify-single-word="false"/>
      <style:text-properties fo:font-size="10pt" style:font-size-asian="10pt"/>
    </style:style>
    <style:style style:name="P10" style:family="paragraph" style:parent-style-name="Text_20_body">
      <style:paragraph-properties fo:line-height="5%"/>
      <style:text-properties fo:font-size="10pt" style:font-size-asian="10pt"/>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58" style:family="paragraph" style:parent-style-name="Default">
      <style:paragraph-properties fo:line-height="150%"/>
      <style:text-properties officeooo:paragraph-rsid="00583507"/>
    </style:style>
    <style:style style:name="P59"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0"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5"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6" style:family="paragraph" style:parent-style-name="Text_20_body">
      <style:paragraph-properties fo:text-align="start" style:justify-single-word="false"/>
      <style:text-properties officeooo:paragraph-rsid="017bc49e"/>
    </style:style>
    <style:style style:name="P67" style:family="paragraph" style:parent-style-name="Table_20_Contents">
      <style:paragraph-properties fo:text-align="start" style:justify-single-word="false"/>
      <style:text-properties officeooo:paragraph-rsid="02b6a383"/>
    </style:style>
    <style:style style:name="P68" style:family="paragraph" style:parent-style-name="Text_20_body">
      <style:paragraph-properties fo:text-align="start" style:justify-single-word="false"/>
      <style:text-properties officeooo:paragraph-rsid="02b6a383"/>
    </style:style>
    <style:style style:name="P69" style:family="paragraph" style:parent-style-name="Standard">
      <style:paragraph-properties fo:text-align="justify" style:justify-single-word="false"/>
      <style:text-properties officeooo:paragraph-rsid="00583507"/>
    </style:style>
    <style:style style:name="P70" style:family="paragraph" style:parent-style-name="Standard">
      <style:paragraph-properties fo:text-align="justify" style:justify-single-word="false"/>
      <style:text-properties officeooo:paragraph-rsid="005b5490"/>
    </style:style>
    <style:style style:name="P71" style:family="paragraph" style:parent-style-name="Text_20_body">
      <style:paragraph-properties fo:text-align="justify" style:justify-single-word="false"/>
      <style:text-properties officeooo:paragraph-rsid="010d8d32"/>
    </style:style>
    <style:style style:name="P72"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3"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4"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5"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6"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77" style:family="paragraph" style:parent-style-name="Default">
      <style:text-properties fo:font-size="8pt" fo:language="uk" fo:country="UA" officeooo:paragraph-rsid="0040a7ec" style:font-size-asian="8pt" style:font-size-complex="8pt"/>
    </style:style>
    <style:style style:name="P78" style:family="paragraph" style:parent-style-name="Text_20_body">
      <style:paragraph-properties fo:text-align="justify" style:justify-single-word="false"/>
      <style:text-properties style:font-name="Times New Roman" fo:font-size="14pt"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81"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82"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8"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1" style:family="paragraph" style:parent-style-name="Text_20_body">
      <style:paragraph-properties fo:text-align="justify" style:justify-single-word="false"/>
      <style:text-properties fo:language="uk" fo:country="UA" officeooo:paragraph-rsid="00b1ce99"/>
    </style:style>
    <style:style style:name="P92" style:family="paragraph" style:parent-style-name="Table_20_Contents">
      <style:paragraph-properties fo:text-align="start" style:justify-single-word="false"/>
      <style:text-properties officeooo:rsid="01e82e91" officeooo:paragraph-rsid="02b6a383"/>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9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9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9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9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99" style:family="paragraph" style:parent-style-name="List_20_Paragraph">
      <style:paragraph-properties fo:margin-left="0.6898in" fo:margin-right="0in" fo:text-indent="0in" style:auto-text-indent="false"/>
      <style:text-properties officeooo:paragraph-rsid="0290c8a9"/>
    </style:style>
    <style:style style:name="P10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01" style:family="paragraph" style:parent-style-name="Standard" style:master-page-name="Converted5">
      <style:paragraph-properties fo:text-align="center" style:justify-single-word="false" style:page-number="auto" fo:break-before="page"/>
    </style:style>
    <style:style style:name="P10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03"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style:font-name="Times New Roman" fo:font-size="14pt" fo:language="uk" fo:country="UA" officeooo:rsid="014a2346" officeooo:paragraph-rsid="007f5e88" style:font-size-asian="14pt" style:font-size-complex="14pt"/>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6"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7"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8"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9" style:family="paragraph" style:parent-style-name="Default" style:list-style-name="WWNum3">
      <style:paragraph-properties fo:margin-left="0in" fo:margin-right="0in" fo:line-height="150%" fo:text-indent="-0.2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4"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5" style:family="paragraph" style:parent-style-name="Text_20_body" style:list-style-name="L2">
      <style:paragraph-properties fo:text-align="start" style:justify-single-word="false"/>
      <style:text-properties style:font-name="Times New Roman" fo:font-size="14pt" officeooo:paragraph-rsid="02b6a383" style:font-size-asian="14pt" style:font-size-complex="14pt"/>
    </style:style>
    <style:style style:name="P116" style:family="paragraph" style:parent-style-name="Text_20_body" style:list-style-name="L4">
      <style:paragraph-properties fo:text-align="justify" style:justify-single-word="false"/>
      <style:text-properties style:font-name="Times New Roman" fo:font-size="14pt" fo:language="uk" fo:country="UA" officeooo:paragraph-rsid="010d8d32" style:font-size-asian="14pt" style:font-size-complex="14pt"/>
    </style:style>
    <style:style style:name="P117"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18"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19" style:family="paragraph" style:parent-style-name="Text_20_body">
      <style:paragraph-properties fo:text-align="justify" style:justify-single-word="false"/>
      <style:text-properties style:font-name="Times New Roman" fo:font-size="14pt" fo:language="uk" fo:country="UA" officeooo:paragraph-rsid="0195d164" style:font-size-asian="14pt" style:font-size-complex="14pt"/>
    </style:style>
    <style:style style:name="P120"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1" style:family="paragraph" style:parent-style-name="Text_20_body" style:list-style-name="L8">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2" style:family="paragraph" style:parent-style-name="Text_20_body" style:list-style-name="L7">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3" style:family="paragraph" style:parent-style-name="Text_20_body" style:list-style-name="L9">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4"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25"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26"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27"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28"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29"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0"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1"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2"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33"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34"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35"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3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3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38"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39"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4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41"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42"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43"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44" style:family="paragraph" style:parent-style-name="Text_20_body" style:list-style-name="L4">
      <style:paragraph-properties fo:text-align="justify" style:justify-single-word="false"/>
      <style:text-properties fo:font-size="14pt" fo:language="uk" fo:country="UA" officeooo:paragraph-rsid="010d8d32" style:font-size-asian="14pt" style:font-size-complex="14pt"/>
    </style:style>
    <style:style style:name="P145" style:family="paragraph" style:parent-style-name="Text_20_body" style:list-style-name="L6">
      <style:paragraph-properties fo:text-align="start" style:justify-single-word="false"/>
      <style:text-properties fo:font-size="14pt" officeooo:paragraph-rsid="017bc49e" style:font-size-asian="14pt" style:font-size-complex="14pt"/>
    </style:style>
    <style:style style:name="P146" style:family="paragraph" style:parent-style-name="Text_20_body" style:list-style-name="L6">
      <style:paragraph-properties fo:text-align="start" style:justify-single-word="false"/>
      <style:text-properties officeooo:paragraph-rsid="017bc49e"/>
    </style:style>
    <style:style style:name="P147" style:family="paragraph" style:parent-style-name="Text_20_body" style:list-style-name="L7">
      <style:paragraph-properties fo:text-align="start" style:justify-single-word="false"/>
      <style:text-properties officeooo:paragraph-rsid="01401d9e"/>
    </style:style>
    <style:style style:name="P148" style:family="paragraph" style:parent-style-name="Text_20_body" style:list-style-name="L18">
      <style:paragraph-properties fo:text-align="start" style:justify-single-word="false"/>
      <style:text-properties officeooo:paragraph-rsid="022f678b"/>
    </style:style>
    <style:style style:name="P149" style:family="paragraph" style:parent-style-name="Text_20_body" style:list-style-name="L20">
      <style:paragraph-properties fo:text-align="start" style:justify-single-word="false"/>
      <style:text-properties officeooo:paragraph-rsid="023ae821"/>
    </style:style>
    <style:style style:name="P150" style:family="paragraph" style:parent-style-name="Text_20_body" style:list-style-name="L21">
      <style:paragraph-properties fo:text-align="start" style:justify-single-word="false"/>
      <style:text-properties officeooo:paragraph-rsid="0242d0b5"/>
    </style:style>
    <style:style style:name="P151" style:family="paragraph" style:parent-style-name="Text_20_body" style:list-style-name="L22">
      <style:paragraph-properties fo:text-align="start" style:justify-single-word="false"/>
      <style:text-properties officeooo:paragraph-rsid="015e549d"/>
    </style:style>
    <style:style style:name="P152" style:family="paragraph" style:parent-style-name="Text_20_body" style:list-style-name="L22">
      <style:paragraph-properties fo:text-align="start" style:justify-single-word="false"/>
      <style:text-properties officeooo:paragraph-rsid="01631311"/>
    </style:style>
    <style:style style:name="P153" style:family="paragraph" style:parent-style-name="Text_20_body" style:list-style-name="L16">
      <style:paragraph-properties fo:text-align="start" style:justify-single-word="false"/>
      <style:text-properties officeooo:rsid="02125778" officeooo:paragraph-rsid="0220e4f1"/>
    </style:style>
    <style:style style:name="P154" style:family="paragraph" style:parent-style-name="Text_20_body" style:list-style-name="L22">
      <style:paragraph-properties fo:text-align="start" style:justify-single-word="false"/>
      <style:text-properties fo:language="uk" fo:country="UA" officeooo:paragraph-rsid="015af9ab"/>
    </style:style>
    <style:style style:name="P155" style:family="paragraph" style:parent-style-name="Text_20_body" style:list-style-name="L22">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T102" style:family="text">
      <style:text-properties officeooo:rsid="02c278a2"/>
    </style:style>
    <style:style style:name="T103" style:family="text">
      <style:text-properties officeooo:rsid="02c30674"/>
    </style:style>
    <style:style style:name="T104" style:family="text">
      <style:text-properties officeooo:rsid="0195d16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05">Міністерство освіти і науки України</text:p>
      <text:p text:style-name="P11"/>
      <text:p text:style-name="P13">Український державний університет науки і технологій</text:p>
      <text:p text:style-name="P13"/>
      <text:p text:style-name="P45">Факультет Комп’ютерні технології та системи</text:p>
      <text:p text:style-name="P42"><text:span text:style-name="T6">Кафедра</text:span><text:span text:style-name="T12"> Комп’ютерні інформаційні технології</text:span></text:p>
      <text:p text:style-name="P13"/>
      <text:p text:style-name="P13"/>
      <text:p text:style-name="P13"/>
      <text:p text:style-name="P73">Пояснювальна записка</text:p>
      <text:p text:style-name="P21">до кваліфікаційної роботи</text:p>
      <text:p text:style-name="P21">бакалавра</text:p>
      <text:p text:style-name="P14"/>
      <text:p text:style-name="P12"/>
      <text:p text:style-name="P50"><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41"><text:span text:style-name="T6">за освітньою програмою </text:span><text:span text:style-name="T22">12 </text:span><text:span text:style-name="T33">Інженерія програмного забезпечення</text:span><text:span text:style-name="T39"> </text:span></text:p>
      <text:p text:style-name="P41"><text:span text:style-name="T6">зі спеціальності: </text:span><text:span text:style-name="T22">121 Інженерія програмного забезпечення</text:span></text:p>
      <text:p text:style-name="P18"/>
      <text:p text:style-name="P18"/>
      <text:p text:style-name="P41"><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5">(посада) <text:tab/>(підпис)</text:p>
      <text:p text:style-name="P16"/>
      <text:p text:style-name="P41"><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76">(посада) <text:tab/>(підпис)</text:p>
      <text:p text:style-name="P18"/>
      <text:p text:style-name="P41"><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5">(посада) <text:tab/>(підпис)</text:p>
      <text:p text:style-name="P75"/>
      <text:p text:style-name="P75"/>
      <text:p text:style-name="P75"/>
      <text:p text:style-name="P75"/>
      <text:p text:style-name="P75"/>
      <text:p text:style-name="P75"/>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108">Ministry of Education and Science of Ukraine</text:p>
      <text:p text:style-name="P29"/>
      <text:p text:style-name="P29">Ukrainian State University of Science and Technologies</text:p>
      <text:p text:style-name="P19"/>
      <text:p text:style-name="P48">Faculty Computer technologies and systems</text:p>
      <text:p text:style-name="P48">Department Computer information technology</text:p>
      <text:p text:style-name="P29"/>
      <text:p text:style-name="P29"/>
      <text:p text:style-name="P29"/>
      <text:p text:style-name="P74">Explanatory Note</text:p>
      <text:p text:style-name="P29">to <text:span text:style-name="T98">Bachelor</text:span>’s Thesis</text:p>
      <text:p text:style-name="P33"/>
      <text:p text:style-name="P38"/>
      <text:p text:style-name="P51"><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2"/>
      <text:p text:style-name="P51"><text:span text:style-name="T6">according to educational curriculum</text:span><text:span text:style-name="T23"> </text:span><text:span text:style-name="T22">12 </text:span><text:span text:style-name="T36">software engineering</text:span></text:p>
      <text:p text:style-name="P51"><text:span text:style-name="T6">in the Speciality: </text:span><text:span text:style-name="T22">121 </text:span><text:span text:style-name="T36">software engineering</text:span></text:p>
      <text:p text:style-name="P22"/>
      <text:p text:style-name="P22"/>
      <text:p text:style-name="P22"/>
      <text:p text:style-name="P22"/>
      <text:p text:style-name="P51"><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34"/>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21">(</text:span><text:span text:style-name="T20">посада</text:span><text:span text:style-name="T21">) <text:tab/>(</text:span><text:span text:style-name="T20">підпис</text:span><text:span text:style-name="T21">)</text:span></text:p>
      <text:p text:style-name="P22"/>
      <text:p text:style-name="P22"/>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77"/>
      <text:p text:style-name="P77"/>
      <text:p text:style-name="P77"/>
      <text:p text:style-name="P77"/>
      <text:p text:style-name="P77"/>
      <text:p text:style-name="P77"/>
      <text:p text:style-name="P77"/>
      <text:p text:style-name="P77"/>
      <text:p text:style-name="P77"/>
      <text:p text:style-name="P22"/>
      <text:p text:style-name="P19"/>
      <text:p text:style-name="P22"/>
      <text:p text:style-name="P22"/>
      <text:p text:style-name="P30"/>
      <text:p text:style-name="P30"/>
      <text:p text:style-name="P30"/>
      <text:p text:style-name="P3"><text:span text:style-name="Emphasis"><text:span text:style-name="T14">Dnipro</text:span></text:span><text:span text:style-name="Emphasis"><text:span text:style-name="T4"> – 2023</text:span></text:span></text:p>
      <text:p text:style-name="P100">Міністерство освіти і науки України</text:p>
      <text:p text:style-name="P32">Український державний університет науки і технологій</text:p>
      <text:p text:style-name="P32"/>
      <text:p text:style-name="P69"><text:span text:style-name="T2">Факульте</text:span><text:span text:style-name="T38">т: Комп'ютерних технологій і систем </text:span></text:p>
      <text:p text:style-name="P49">Кафедра: Комп’ютерні інформаційні технології</text:p>
      <text:p text:style-name="P70"><text:span text:style-name="T2">Рівень вищ</text:span><text:span text:style-name="T38">ої освіти: </text:span><text:span text:style-name="T23">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0"/>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53"><text:span text:style-name="T6">ЗАТВЕРДЖУЮ</text:span><text:span text:style-name="T12"> </text:span></text:p>
            <text:p text:style-name="P53"><text:span text:style-name="T12">Завідувач кафедри <text:s text:c="2"/>____</text:span><text:span text:style-name="T35">КІТ</text:span><text:span text:style-name="T17"> </text:span></text:p>
            <text:p text:style-name="P53"><text:span text:style-name="T12">_________ </text:span><text:span text:style-name="T23">Вадим ГОРЯЧКІН</text:span><text:span text:style-name="T34"> </text:span></text:p>
            <text:p text:style-name="P53"><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2"/>
          </table:table-cell>
        </table:table-row>
      </table:table>
      <text:p text:style-name="P36"/>
      <text:p text:style-name="P15"/>
      <text:p text:style-name="P15"/>
      <text:p text:style-name="P27">ЗАВДАННЯ</text:p>
      <text:p text:style-name="P20"/>
      <text:p text:style-name="P55"><text:span text:style-name="T6">На кваліфікаційну роботу </text:span><text:span text:style-name="T2"><text:s/></text:span><text:span text:style-name="T6"><text:s/>____</text:span><text:span text:style-name="T23">Бакалавр</text:span><text:span text:style-name="T10">______</text:span></text:p>
      <text:p text:style-name="P54"><text:span text:style-name="T6">студенту Сафонов Данило Євгенович</text:span><text:span text:style-name="T10">______________________________</text:span></text:p>
      <text:p text:style-name="P23"/>
      <text:list xml:id="list611612143" text:style-name="WWNum3">
        <text:list-item>
          <text:p text:style-name="P109"><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23">Куроп'ятник Олена Сергіївна</text:span></text:p>
      <text:p text:style-name="P58"><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3"/>
      <text:list xml:id="list220605092787774" text:continue-numbering="true" text:style-name="WWNum3">
        <text:list-item>
          <text:p text:style-name="P109"><text:span text:style-name="T6">Строк подання студентом роботи </text:span><text:span text:style-name="T16">___.___. 202_ року</text:span></text:p>
        </text:list-item>
      </text:list>
      <text:p text:style-name="P23"/>
      <text:list xml:id="list220605508815427" text:continue-numbering="true" text:style-name="WWNum3">
        <text:list-item>
          <text:p text:style-name="P109"><text:span text:style-name="T6">Вихідні дані до дипломної роботи: </text:span><text:span text:style-name="T16">_____________________________________.</text:span></text:p>
        </text:list-item>
      </text:list>
      <text:p text:style-name="P59"/>
      <text:list xml:id="list220605261638414" text:continue-numbering="true" text:style-name="WWNum3">
        <text:list-item>
          <text:p text:style-name="P106">Зміст пояснювальної записки (перелік питань до розробки):</text:p>
          <text:list>
            <text:list-item>
              <text:p text:style-name="P110"><text:span text:style-name="T2">Аналітична частина:</text:span><text:span text:style-name="T16"> ______________;</text:span></text:p>
            </text:list-item>
            <text:list-item>
              <text:p text:style-name="P110"><text:span text:style-name="T2">Основна частина:</text:span><text:span text:style-name="T16"> ________;</text:span></text:p>
            </text:list-item>
          </text:list>
        </text:list-item>
        <text:list-item>
          <text:p text:style-name="P106">Перелік демонстраційного матеріалу:</text:p>
          <text:list>
            <text:list-item>
              <text:p text:style-name="P111">презентація;</text:p>
            </text:list-item>
            <text:list-item>
              <text:p text:style-name="P111">демонстраційне відео.</text:p>
            </text:list-item>
          </text:list>
        </text:list-item>
      </text:list>
      <text:p text:style-name="P24"/>
      <text:list xml:id="list220606027319575" text:continue-numbering="true" text:style-name="WWNum3">
        <text:list-item>
          <text:p text:style-name="P107">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text:p>
          </table:table-cell>
          <table:table-cell table:style-name="Table2.A1" office:value-type="string">
            <text:p text:style-name="P94">-</text:p>
          </table:table-cell>
          <table:table-cell table:style-name="Table2.A1" office:value-type="string">
            <text:p text:style-name="P46">-</text:p>
          </table:table-cell>
          <table:table-cell table:style-name="Table2.A1" office:value-type="string">
            <text:p text:style-name="P47">-</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39">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3">Вступ</text:p>
          </table:table-cell>
          <table:table-cell table:style-name="Table3.C2" office:value-type="string">
            <text:p text:style-name="P62">03.03.22 – 14.04.22</text:p>
          </table:table-cell>
          <table:table-cell table:style-name="Table3.A1" office:value-type="string">
            <text:p text:style-name="P64"/>
          </table:table-cell>
        </table:table-row>
        <table:table-row table:style-name="Table3.1">
          <table:table-cell table:style-name="Table3.A1" office:value-type="string">
            <text:p text:style-name="P40">2</text:p>
          </table:table-cell>
          <table:table-cell table:style-name="Table3.A1" office:value-type="string">
            <text:p text:style-name="P63">Аналіз сучасного стану дослідження проблеми за науковими літературними джерелами</text:p>
          </table:table-cell>
          <table:table-cell table:style-name="Table3.C3" office:value-type="string">
            <text:p text:style-name="P62">15.04.22 – 22.08.22</text:p>
          </table:table-cell>
          <table:table-cell table:style-name="Table3.A1" office:value-type="string">
            <text:p text:style-name="P64"/>
          </table:table-cell>
        </table:table-row>
        <table:table-row table:style-name="Table3.1">
          <table:table-cell table:style-name="Table3.A1" office:value-type="string">
            <text:p text:style-name="P40">3</text:p>
          </table:table-cell>
          <table:table-cell table:style-name="Table3.A1" office:value-type="string">
            <text:p text:style-name="P6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2">23.08.22 – 18.10.22</text:p>
          </table:table-cell>
          <table:table-cell table:style-name="Table3.A1" office:value-type="string">
            <text:p text:style-name="P64"/>
          </table:table-cell>
        </table:table-row>
        <table:table-row table:style-name="Table3.1">
          <table:table-cell table:style-name="Table3.A1" office:value-type="string">
            <text:p text:style-name="P40">4</text:p>
          </table:table-cell>
          <table:table-cell table:style-name="Table3.A1" office:value-type="string">
            <text:p text:style-name="P98">Постановка задачі, технічне завдання</text:p>
          </table:table-cell>
          <table:table-cell table:style-name="Table3.C5" office:value-type="string">
            <text:p text:style-name="P4"><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95">30%</text:p>
          </table:table-cell>
        </table:table-row>
        <table:table-row table:style-name="Table3.1">
          <table:table-cell table:style-name="Table3.A1" office:value-type="string">
            <text:p text:style-name="P40">5</text:p>
          </table:table-cell>
          <table:table-cell table:style-name="Table3.A1" office:value-type="string">
            <text:p text:style-name="P63">Техніко-економічні показники</text:p>
          </table:table-cell>
          <table:table-cell table:style-name="Table3.C6" office:value-type="string">
            <text:p text:style-name="P62">21.10.22 – 07.11.22</text:p>
          </table:table-cell>
          <table:table-cell table:style-name="Table3.A1" office:value-type="string">
            <text:p text:style-name="P64"/>
          </table:table-cell>
        </table:table-row>
        <table:table-row table:style-name="Table3.1">
          <table:table-cell table:style-name="Table3.A1" office:value-type="string">
            <text:p text:style-name="P40">6</text:p>
          </table:table-cell>
          <table:table-cell table:style-name="Table3.A1" office:value-type="string">
            <text:p text:style-name="P63">Розробка інструментальних засобів дослідження</text:p>
          </table:table-cell>
          <table:table-cell table:style-name="Table3.C7" office:value-type="string">
            <text:p text:style-name="P62">08.11.22 – 13.11.22</text:p>
          </table:table-cell>
          <table:table-cell table:style-name="Table3.A1" office:value-type="string">
            <text:p text:style-name="P64"/>
          </table:table-cell>
        </table:table-row>
        <table:table-row table:style-name="Table3.1">
          <table:table-cell table:style-name="Table3.A1" office:value-type="string">
            <text:p text:style-name="P40">7</text:p>
          </table:table-cell>
          <table:table-cell table:style-name="Table3.A1" office:value-type="string">
            <text:p text:style-name="P98">Виконання досліджень</text:p>
          </table:table-cell>
          <table:table-cell table:style-name="Table3.C8" office:value-type="string">
            <text:p text:style-name="P9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95">60%</text:p>
          </table:table-cell>
        </table:table-row>
        <table:table-row table:style-name="Table3.1">
          <table:table-cell table:style-name="Table3.A1" office:value-type="string">
            <text:p text:style-name="P40">8</text:p>
          </table:table-cell>
          <table:table-cell table:style-name="Table3.A1" office:value-type="string">
            <text:p text:style-name="P63">Оформлення тез доповідей</text:p>
          </table:table-cell>
          <table:table-cell table:style-name="Table3.C9" office:value-type="string">
            <text:p text:style-name="P62">19.11.22 – 23.11.22</text:p>
          </table:table-cell>
          <table:table-cell table:style-name="Table3.A1" office:value-type="string">
            <text:p text:style-name="P64"/>
          </table:table-cell>
        </table:table-row>
        <table:table-row table:style-name="Table3.1">
          <table:table-cell table:style-name="Table3.A1" office:value-type="string">
            <text:p text:style-name="P40">9</text:p>
          </table:table-cell>
          <table:table-cell table:style-name="Table3.A1" office:value-type="string">
            <text:p text:style-name="P63">Оформлення статті у фаховий журнал</text:p>
          </table:table-cell>
          <table:table-cell table:style-name="Table3.C10" office:value-type="string">
            <text:p text:style-name="P62">24.11.22 – 28.11.22</text:p>
          </table:table-cell>
          <table:table-cell table:style-name="Table3.A1" office:value-type="string">
            <text:p text:style-name="P64"/>
          </table:table-cell>
        </table:table-row>
        <table:table-row table:style-name="Table3.1">
          <table:table-cell table:style-name="Table3.A1" office:value-type="string">
            <text:p text:style-name="P40">10</text:p>
          </table:table-cell>
          <table:table-cell table:style-name="Table3.A1" office:value-type="string">
            <text:p text:style-name="P63">Оформлення пояснювальної записки</text:p>
          </table:table-cell>
          <table:table-cell table:style-name="Table3.C11" office:value-type="string">
            <text:p text:style-name="P62">29.11.22 – 05.12.22</text:p>
          </table:table-cell>
          <table:table-cell table:style-name="Table3.A1" office:value-type="string">
            <text:p text:style-name="P64"/>
          </table:table-cell>
        </table:table-row>
        <table:table-row table:style-name="Table3.1">
          <table:table-cell table:style-name="Table3.A1" office:value-type="string">
            <text:p text:style-name="P40">11</text:p>
          </table:table-cell>
          <table:table-cell table:style-name="Table3.A1" office:value-type="string">
            <text:p text:style-name="P98">Розробка демонстраційних матеріалів</text:p>
          </table:table-cell>
          <table:table-cell table:style-name="Table3.C12" office:value-type="string">
            <text:p text:style-name="P96"><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95">100%</text:p>
          </table:table-cell>
        </table:table-row>
        <table:table-row table:style-name="Table3.1">
          <table:table-cell table:style-name="Table3.A1" office:value-type="string">
            <text:p text:style-name="P40">12</text:p>
          </table:table-cell>
          <table:table-cell table:style-name="Table3.A1" office:value-type="string">
            <text:p text:style-name="P8">Подання кваліфікаційної роботи до кафедри</text:p>
          </table:table-cell>
          <table:table-cell table:style-name="Table3.A1" office:value-type="string">
            <text:p text:style-name="P61">23.12.22</text:p>
          </table:table-cell>
          <table:table-cell table:style-name="Table3.A1" office:value-type="string">
            <text:p text:style-name="P64"/>
          </table:table-cell>
        </table:table-row>
        <table:table-row table:style-name="Table3.1">
          <table:table-cell table:style-name="Table3.A1" office:value-type="string">
            <text:p text:style-name="P40">13</text:p>
          </table:table-cell>
          <table:table-cell table:style-name="Table3.A1" office:value-type="string">
            <text:p text:style-name="P8">Захист кваліфікаційної роботи на засіданні Екзаменаційної комісії</text:p>
          </table:table-cell>
          <table:table-cell table:style-name="Table3.A1" office:value-type="string">
            <text:p text:style-name="P95">2<text:span text:style-name="T100">6.06.23 – 02.07.23</text:span></text:p>
          </table:table-cell>
          <table:table-cell table:style-name="Table3.A1" office:value-type="string">
            <text:p text:style-name="P64"/>
          </table:table-cell>
        </table:table-row>
      </table:table>
      <text:p text:style-name="P35"/>
      <text:p text:style-name="P99"><text:span text:style-name="T2">Студент<text:tab/><text:tab/><text:tab/><text:tab/><text:tab/><text:tab/><text:tab/> ________ <text:s/></text:span><text:span text:style-name="T6">/Данило САФОНОВ/</text:span><text:span text:style-name="T2"> </text:span></text:p>
      <text:p text:style-name="P37"/>
      <text:p text:style-name="P37"/>
      <text:p text:style-name="P65"><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0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6"><text:span text:style-name="Emphasis"><text:span text:style-name="T32">Об’єкт розробки -</text:span></text:span></text:p>
      <text:p text:style-name="P44">Мета роботи -</text:p>
      <text:p text:style-name="P56"><text:span text:style-name="T37">Розділи: </text:span><text:span text:style-name="T15">перелічити розділи, <text:s/>написати що в кожному з <text:s/>них, скільки сторінок</text:span></text:p>
      <text:p text:style-name="P44">Ключові слова:</text:p>
      <text:p text:style-name="P102"><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4">ВИБІР ЗАСОБІВ ПРОГРАМУВАННЯ<text:tab/>7</text:p>
          <text:p text:style-name="P104">ПЕРЕТВОРЕННЯ КЛЮЧОВИХ СЛІВ НА КЛАСИ УДК<text:tab/>9</text:p>
          <text:p text:style-name="P104">РОЗРОБКА ІНТЕРФЕЙСУ КОРИСТУВАЧА<text:tab/>10</text:p>
          <text:p text:style-name="P104">ПЕРЕЛІК ПОСИЛАНЬ<text:tab/>12</text:p>
        </text:index-body>
      </text:table-of-content>
      <text:p text:style-name="P103"><text:span text:style-name="T66"/></text:p>
      <text:h text:style-name="P112" text:outline-level="1"><text:bookmark-start text:name="__RefHeading___Toc3801_2653140296"/>ПЕРЕТВОРЕННЯ КЛЮЧОВИХ СЛІВ НА КЛАСИ УДК<text:bookmark-end text:name="__RefHeading___Toc3801_2653140296"/></text:h>
      <text:p text:style-name="P88">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88">1. Беремо ключові слова з існуючої роботи (ті які надав автор)</text:p>
      <text:p text:style-name="P88">2. Витягуємо ключові слова з тексту з допомогою обраного алгоритму</text:p>
      <text:p text:style-name="P88">3. Порівнюємо ключові слова з п.1 та п.2 та додаємо до каталогу ті, які входять до обох списків.</text:p>
      <text:p text:style-name="P119"><text:span text:style-name="T104">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span></text:p>
      <text:h text:style-name="P113" text:outline-level="1"><text:bookmark-start text:name="__RefHeading___Toc2478_3750112140"/>РОЗРОБКА ІНТЕРФЕЙСУ КОРИСТУВАЧА<text:bookmark-end text:name="__RefHeading___Toc2478_3750112140"/></text:h>
      <text:p text:style-name="P85">Для простоти виконання буде використано інтерфейс командного рядка (CLI). Для цієї задачі в мові python є спеціалізований модуль argparse.</text:p>
      <text:p text:style-name="P90">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0">Модель та текст присутні на вході кожного випадку, тому їх можна зробити позиційними аргументами.</text:p>
      <text:p text:style-name="P90">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0">Для припущення результат буде надаватися в stdout у наступному форматі: список класів та ступінь їх відповідності, якщо використано "--udc".</text:p>
      <text:p text:style-name="P90">Маємо такі сценарії використання:</text:p>
      <text:list text:style-name="L16">
        <text:list-item>
          <text:p text:style-name="P153"><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text:style-name="L17">
        <text:list-item>
          <text:p text:style-name="P132">udc-classifier - назва виконуваного файлу</text:p>
        </text:list-item>
        <text:list-item>
          <text:p text:style-name="P132">model.model - назва файлу існуючої моделі</text:p>
        </text:list-item>
        <text:list-item>
          <text:p text:style-name="P132">scientific-work.txt - назва файлу з текстом наукової роботи</text:p>
        </text:list-item>
        <text:list-item>
          <text:p text:style-name="P133">updated-model.model - назва файлу, до якого буде записано нову модель</text:p>
        </text:list-item>
      </text:list>
      <text:list text:style-name="L18">
        <text:list-item>
          <text:p text:style-name="P148"><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text:style-name="L19">
        <text:list-item>
          <text:p text:style-name="P134">udc-classifier - назва виконуваного файлу</text:p>
        </text:list-item>
        <text:list-item>
          <text:p text:style-name="P135">model.model - назва файлу існуючої моделі</text:p>
        </text:list-item>
        <text:list-item>
          <text:p text:style-name="P136">scientific-work.txt - назва файлу з текстом наукової роботи</text:p>
        </text:list-item>
        <text:list-item>
          <text:p text:style-name="P137">другий рядок прикладу - класи, які можуть підійти до наданого тексту</text:p>
        </text:list-item>
      </text:list>
      <text:list text:style-name="L20">
        <text:list-item>
          <text:p text:style-name="P149"><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49"><text:span text:style-name="T56">“</text:span><text:span text:style-name="T63">0.3</text:span><text:span text:style-name="T56">”</text:span></text:p>
        </text:list-item>
      </text:list>
      <text:list text:style-name="L21">
        <text:list-item>
          <text:p text:style-name="P138">udc-classifier - назва виконуваного файлу</text:p>
        </text:list-item>
        <text:list-item>
          <text:p text:style-name="P138">model.model - назва файлу існуючої моделі</text:p>
        </text:list-item>
        <text:list-item>
          <text:p text:style-name="P138">scientific-work.txt - назва файлу з текстом наукової роботи</text:p>
        </text:list-item>
        <text:list-item>
          <text:p text:style-name="P139">третій рядок прикладу - класи, які можуть підійти до наданого тексту</text:p>
        </text:list-item>
        <text:list-item>
          <text:p text:style-name="P140">другий рядок - вхідний шифр УДК</text:p>
        </text:list-item>
        <text:list-item>
          <text:p text:style-name="P150"><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12" text:outline-level="1"><text:bookmark-start text:name="__RefHeading___Toc7371_3872268505"/>ПЕРЕЛІК ПОСИЛАНЬ<text:bookmark-end text:name="__RefHeading___Toc7371_3872268505"/></text:h>
      <text:list text:style-name="L22">
        <text:list-item>
          <text:p text:style-name="P154"><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54"><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55"><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51"><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52"><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52"><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52"><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28"><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8"><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8"><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8"><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8"><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18"><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28"><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18"><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8"><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41"><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42">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Рисунок"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5-12T22:06:04.485165947</dc:date>
    <meta:editing-duration>PT23H29M14S</meta:editing-duration>
    <meta:editing-cycles>648</meta:editing-cycles>
    <meta:generator>LibreOffice/7.4.6.2$Linux_X86_64 LibreOffice_project/40$Build-2</meta:generator>
    <meta:document-statistic meta:table-count="3" meta:image-count="0" meta:object-count="0" meta:page-count="11" meta:paragraph-count="183" meta:word-count="1009" meta:character-count="8405" meta:non-whitespace-character-count="7126"/>
  </office:meta>
</office:document-meta>
</file>